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329016" calcext:value-type="float">
            <text:p>4.32902</text:p>
          </table:table-cell>
          <table:table-cell office:value-type="float" office:value="0.99332" calcext:value-type="float">
            <text:p>0.99332</text:p>
          </table:table-cell>
          <table:table-cell office:value-type="float" office:value="3.916448" calcext:value-type="float">
            <text:p>3.91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4.00965991111111" calcext:value-type="float">
            <text:p>4.00966</text:p>
          </table:table-cell>
          <table:table-cell table:formula="of:=AVERAGE([.BT1:.BT15])" office:value-type="float" office:value="1.47803706666667" calcext:value-type="float">
            <text:p>1.47804</text:p>
          </table:table-cell>
          <table:table-cell table:formula="of:=AVERAGE([.BU1:.BU15])" office:value-type="float" office:value="5.9129184" calcext:value-type="float">
            <text:p>5.91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38024" calcext:value-type="float">
            <text:p>4.23802</text:p>
          </table:table-cell>
          <table:table-cell office:value-type="float" office:value="1.098816" calcext:value-type="float">
            <text:p>1.09882</text:p>
          </table:table-cell>
          <table:table-cell office:value-type="float" office:value="4.41344" calcext:value-type="float">
            <text:p>4.413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4.20241653333333" calcext:value-type="float">
            <text:p>4.20242</text:p>
          </table:table-cell>
          <table:table-cell table:formula="of:=AVERAGE([.BT1:.BT5])" office:value-type="float" office:value="1.1759512" calcext:value-type="float">
            <text:p>1.17595</text:p>
          </table:table-cell>
          <table:table-cell table:formula="of:=AVERAGE([.BU1:.BU5])" office:value-type="float" office:value="4.7113088" calcext:value-type="float">
            <text:p>4.7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289866666667" calcext:value-type="float">
            <text:p>4.1629</text:p>
          </table:table-cell>
          <table:table-cell office:value-type="float" office:value="1.255696" calcext:value-type="float">
            <text:p>1.2557</text:p>
          </table:table-cell>
          <table:table-cell office:value-type="float" office:value="4.970848" calcext:value-type="float">
            <text:p>4.970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281333333333" calcext:value-type="float">
            <text:p>4.16281</text:p>
          </table:table-cell>
          <table:table-cell office:value-type="float" office:value="1.250712" calcext:value-type="float">
            <text:p>1.25071</text:p>
          </table:table-cell>
          <table:table-cell office:value-type="float" office:value="5.011264" calcext:value-type="float">
            <text:p>5.011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1933066666667" calcext:value-type="float">
            <text:p>4.11933</text:p>
          </table:table-cell>
          <table:table-cell office:value-type="float" office:value="1.281212" calcext:value-type="float">
            <text:p>1.28121</text:p>
          </table:table-cell>
          <table:table-cell office:value-type="float" office:value="5.244544" calcext:value-type="float">
            <text:p>5.244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17064" calcext:value-type="float">
            <text:p>4.11706</text:p>
          </table:table-cell>
          <table:table-cell office:value-type="float" office:value="1.324" calcext:value-type="float">
            <text:p>1.324</text:p>
          </table:table-cell>
          <table:table-cell office:value-type="float" office:value="5.334432" calcext:value-type="float">
            <text:p>5.334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263466666667" calcext:value-type="float">
            <text:p>4.04263</text:p>
          </table:table-cell>
          <table:table-cell office:value-type="float" office:value="1.430808" calcext:value-type="float">
            <text:p>1.43081</text:p>
          </table:table-cell>
          <table:table-cell office:value-type="float" office:value="5.752736" calcext:value-type="float">
            <text:p>5.75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3483733333333" calcext:value-type="float">
            <text:p>4.03484</text:p>
          </table:table-cell>
          <table:table-cell office:value-type="float" office:value="1.480508" calcext:value-type="float">
            <text:p>1.48051</text:p>
          </table:table-cell>
          <table:table-cell office:value-type="float" office:value="5.948912" calcext:value-type="float">
            <text:p>5.948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03536" calcext:value-type="float">
            <text:p>4.00354</text:p>
          </table:table-cell>
          <table:table-cell office:value-type="float" office:value="1.509576" calcext:value-type="float">
            <text:p>1.50958</text:p>
          </table:table-cell>
          <table:table-cell office:value-type="float" office:value="6.128768" calcext:value-type="float">
            <text:p>6.12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7128" calcext:value-type="float">
            <text:p>3.94713</text:p>
          </table:table-cell>
          <table:table-cell office:value-type="float" office:value="1.581188" calcext:value-type="float">
            <text:p>1.58119</text:p>
          </table:table-cell>
          <table:table-cell office:value-type="float" office:value="6.278416" calcext:value-type="float">
            <text:p>6.278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137333333333" calcext:value-type="float">
            <text:p>3.93137</text:p>
          </table:table-cell>
          <table:table-cell office:value-type="float" office:value="1.59556" calcext:value-type="float">
            <text:p>1.59556</text:p>
          </table:table-cell>
          <table:table-cell office:value-type="float" office:value="6.36312" calcext:value-type="float">
            <text:p>6.363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1829866666667" calcext:value-type="float">
            <text:p>3.9183</text:p>
          </table:table-cell>
          <table:table-cell office:value-type="float" office:value="1.610196" calcext:value-type="float">
            <text:p>1.6102</text:p>
          </table:table-cell>
          <table:table-cell office:value-type="float" office:value="6.43352" calcext:value-type="float">
            <text:p>6.43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8129333333333" calcext:value-type="float">
            <text:p>3.88129</text:p>
          </table:table-cell>
          <table:table-cell office:value-type="float" office:value="1.688048" calcext:value-type="float">
            <text:p>1.68805</text:p>
          </table:table-cell>
          <table:table-cell office:value-type="float" office:value="6.716864" calcext:value-type="float">
            <text:p>6.716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278666666667" calcext:value-type="float">
            <text:p>3.63279</text:p>
          </table:table-cell>
          <table:table-cell office:value-type="float" office:value="2.02364" calcext:value-type="float">
            <text:p>2.02364</text:p>
          </table:table-cell>
          <table:table-cell office:value-type="float" office:value="8.05328" calcext:value-type="float">
            <text:p>8.053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23864" calcext:value-type="float">
            <text:p>3.62386</text:p>
          </table:table-cell>
          <table:table-cell office:value-type="float" office:value="2.047276" calcext:value-type="float">
            <text:p>2.04728</text:p>
          </table:table-cell>
          <table:table-cell office:value-type="float" office:value="8.127184" calcext:value-type="float">
            <text:p>8.127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4619466666667" calcext:value-type="float">
            <text:p>4.34619</text:p>
          </table:table-cell>
          <table:table-cell office:value-type="float" office:value="0.993864" calcext:value-type="float">
            <text:p>0.99386</text:p>
          </table:table-cell>
          <table:table-cell office:value-type="float" office:value="4.032288" calcext:value-type="float">
            <text:p>4.03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4.01868" calcext:value-type="float">
            <text:p>4.01868</text:p>
          </table:table-cell>
          <table:table-cell table:formula="of:=AVERAGE([.BT16:.BT30])" office:value-type="float" office:value="1.47945306666667" calcext:value-type="float">
            <text:p>1.47945</text:p>
          </table:table-cell>
          <table:table-cell table:formula="of:=AVERAGE([.BU16:.BU30])" office:value-type="float" office:value="5.91704213333333" calcext:value-type="float">
            <text:p>5.91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93008" calcext:value-type="float">
            <text:p>4.29301</text:p>
          </table:table-cell>
          <table:table-cell office:value-type="float" office:value="1.104636" calcext:value-type="float">
            <text:p>1.10464</text:p>
          </table:table-cell>
          <table:table-cell office:value-type="float" office:value="4.400368" calcext:value-type="float">
            <text:p>4.400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4.22847893333333" calcext:value-type="float">
            <text:p>4.22848</text:p>
          </table:table-cell>
          <table:table-cell table:formula="of:=AVERAGE([.BT16:.BT20])" office:value-type="float" office:value="1.1777056" calcext:value-type="float">
            <text:p>1.17771</text:p>
          </table:table-cell>
          <table:table-cell table:formula="of:=AVERAGE([.BU16:.BU20])" office:value-type="float" office:value="4.7033184" calcext:value-type="float">
            <text:p>4.7033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574133333333" calcext:value-type="float">
            <text:p>4.17574</text:p>
          </table:table-cell>
          <table:table-cell office:value-type="float" office:value="1.241456" calcext:value-type="float">
            <text:p>1.24146</text:p>
          </table:table-cell>
          <table:table-cell office:value-type="float" office:value="4.957408" calcext:value-type="float">
            <text:p>4.957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7081333333333" calcext:value-type="float">
            <text:p>4.17081</text:p>
          </table:table-cell>
          <table:table-cell office:value-type="float" office:value="1.243736" calcext:value-type="float">
            <text:p>1.24374</text:p>
          </table:table-cell>
          <table:table-cell office:value-type="float" office:value="5.02688" calcext:value-type="float">
            <text:p>5.02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663733333333" calcext:value-type="float">
            <text:p>4.15664</text:p>
          </table:table-cell>
          <table:table-cell office:value-type="float" office:value="1.304836" calcext:value-type="float">
            <text:p>1.30484</text:p>
          </table:table-cell>
          <table:table-cell office:value-type="float" office:value="5.099648" calcext:value-type="float">
            <text:p>5.099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68" calcext:value-type="float">
            <text:p>4.0968</text:p>
          </table:table-cell>
          <table:table-cell office:value-type="float" office:value="1.355204" calcext:value-type="float">
            <text:p>1.3552</text:p>
          </table:table-cell>
          <table:table-cell office:value-type="float" office:value="5.382384" calcext:value-type="float">
            <text:p>5.382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1312" calcext:value-type="float">
            <text:p>4.03131</text:p>
          </table:table-cell>
          <table:table-cell office:value-type="float" office:value="1.458272" calcext:value-type="float">
            <text:p>1.45827</text:p>
          </table:table-cell>
          <table:table-cell office:value-type="float" office:value="5.803584" calcext:value-type="float">
            <text:p>5.803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0236266666667" calcext:value-type="float">
            <text:p>4.00236</text:p>
          </table:table-cell>
          <table:table-cell office:value-type="float" office:value="1.463692" calcext:value-type="float">
            <text:p>1.46369</text:p>
          </table:table-cell>
          <table:table-cell office:value-type="float" office:value="5.827888" calcext:value-type="float">
            <text:p>5.827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949448" calcext:value-type="float">
            <text:p>3.94945</text:p>
          </table:table-cell>
          <table:table-cell office:value-type="float" office:value="1.560948" calcext:value-type="float">
            <text:p>1.56095</text:p>
          </table:table-cell>
          <table:table-cell office:value-type="float" office:value="6.153328" calcext:value-type="float">
            <text:p>6.153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909333333333" calcext:value-type="float">
            <text:p>3.94909</text:p>
          </table:table-cell>
          <table:table-cell office:value-type="float" office:value="1.57448" calcext:value-type="float">
            <text:p>1.57448</text:p>
          </table:table-cell>
          <table:table-cell office:value-type="float" office:value="6.344256" calcext:value-type="float">
            <text:p>6.344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7384" calcext:value-type="float">
            <text:p>3.94738</text:p>
          </table:table-cell>
          <table:table-cell office:value-type="float" office:value="1.586304" calcext:value-type="float">
            <text:p>1.5863</text:p>
          </table:table-cell>
          <table:table-cell office:value-type="float" office:value="6.364336" calcext:value-type="float">
            <text:p>6.364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4515733333333" calcext:value-type="float">
            <text:p>3.94516</text:p>
          </table:table-cell>
          <table:table-cell office:value-type="float" office:value="1.59462" calcext:value-type="float">
            <text:p>1.59462</text:p>
          </table:table-cell>
          <table:table-cell office:value-type="float" office:value="6.385744" calcext:value-type="float">
            <text:p>6.385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86797866666667" calcext:value-type="float">
            <text:p>3.86798</text:p>
          </table:table-cell>
          <table:table-cell office:value-type="float" office:value="1.688044" calcext:value-type="float">
            <text:p>1.68804</text:p>
          </table:table-cell>
          <table:table-cell office:value-type="float" office:value="6.787504" calcext:value-type="float">
            <text:p>6.78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680104" calcext:value-type="float">
            <text:p>3.6801</text:p>
          </table:table-cell>
          <table:table-cell office:value-type="float" office:value="2.007024" calcext:value-type="float">
            <text:p>2.00702</text:p>
          </table:table-cell>
          <table:table-cell office:value-type="float" office:value="8.069376" calcext:value-type="float">
            <text:p>8.069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6816533333333" calcext:value-type="float">
            <text:p>3.66817</text:p>
          </table:table-cell>
          <table:table-cell office:value-type="float" office:value="2.01468" calcext:value-type="float">
            <text:p>2.01468</text:p>
          </table:table-cell>
          <table:table-cell office:value-type="float" office:value="8.12064" calcext:value-type="float">
            <text:p>8.120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4941066666667" calcext:value-type="float">
            <text:p>4.44941</text:p>
          </table:table-cell>
          <table:table-cell office:value-type="float" office:value="0.836284" calcext:value-type="float">
            <text:p>0.83628</text:p>
          </table:table-cell>
          <table:table-cell office:value-type="float" office:value="3.365152" calcext:value-type="float">
            <text:p>3.36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4.29251626666667" calcext:value-type="float">
            <text:p>4.29252</text:p>
          </table:table-cell>
          <table:table-cell table:formula="of:=AVERAGE([.BT31:.BT35])" office:value-type="float" office:value="1.0715712" calcext:value-type="float">
            <text:p>1.07157</text:p>
          </table:table-cell>
          <table:table-cell table:formula="of:=AVERAGE([.BU31:.BU35])" office:value-type="float" office:value="4.3111136" calcext:value-type="float">
            <text:p>4.3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376" calcext:value-type="float">
            <text:p>4.376</text:p>
          </table:table-cell>
          <table:table-cell office:value-type="float" office:value="0.952544" calcext:value-type="float">
            <text:p>0.95254</text:p>
          </table:table-cell>
          <table:table-cell office:value-type="float" office:value="3.83816" calcext:value-type="float">
            <text:p>3.838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72032" calcext:value-type="float">
            <text:p>4.37203</text:p>
          </table:table-cell>
          <table:table-cell office:value-type="float" office:value="0.971524" calcext:value-type="float">
            <text:p>0.97152</text:p>
          </table:table-cell>
          <table:table-cell office:value-type="float" office:value="3.830592" calcext:value-type="float">
            <text:p>3.83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17116533333333" calcext:value-type="float">
            <text:p>4.17117</text:p>
          </table:table-cell>
          <table:table-cell office:value-type="float" office:value="1.25548" calcext:value-type="float">
            <text:p>1.25548</text:p>
          </table:table-cell>
          <table:table-cell office:value-type="float" office:value="5.02808" calcext:value-type="float">
            <text:p>5.028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397333333333" calcext:value-type="float">
            <text:p>4.09397</text:p>
          </table:table-cell>
          <table:table-cell office:value-type="float" office:value="1.342024" calcext:value-type="float">
            <text:p>1.34202</text:p>
          </table:table-cell>
          <table:table-cell office:value-type="float" office:value="5.493584" calcext:value-type="float">
            <text:p>5.493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173333333333" calcext:value-type="float">
            <text:p>4.08173</text:p>
          </table:table-cell>
          <table:table-cell office:value-type="float" office:value="1.369312" calcext:value-type="float">
            <text:p>1.36931</text:p>
          </table:table-cell>
          <table:table-cell office:value-type="float" office:value="5.565664" calcext:value-type="float">
            <text:p>5.565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075466666667" calcext:value-type="float">
            <text:p>4.04075</text:p>
          </table:table-cell>
          <table:table-cell office:value-type="float" office:value="1.445336" calcext:value-type="float">
            <text:p>1.44534</text:p>
          </table:table-cell>
          <table:table-cell office:value-type="float" office:value="5.74464" calcext:value-type="float">
            <text:p>5.744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00024" calcext:value-type="float">
            <text:p>4.00002</text:p>
          </table:table-cell>
          <table:table-cell office:value-type="float" office:value="1.500616" calcext:value-type="float">
            <text:p>1.50062</text:p>
          </table:table-cell>
          <table:table-cell office:value-type="float" office:value="5.988896" calcext:value-type="float">
            <text:p>5.98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365866666667" calcext:value-type="float">
            <text:p>3.92366</text:p>
          </table:table-cell>
          <table:table-cell office:value-type="float" office:value="1.58634" calcext:value-type="float">
            <text:p>1.58634</text:p>
          </table:table-cell>
          <table:table-cell office:value-type="float" office:value="6.438688" calcext:value-type="float">
            <text:p>6.438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89633066666667" calcext:value-type="float">
            <text:p>3.89633</text:p>
          </table:table-cell>
          <table:table-cell office:value-type="float" office:value="1.674956" calcext:value-type="float">
            <text:p>1.67496</text:p>
          </table:table-cell>
          <table:table-cell office:value-type="float" office:value="6.683728" calcext:value-type="float">
            <text:p>6.68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87618666666667" calcext:value-type="float">
            <text:p>3.87619</text:p>
          </table:table-cell>
          <table:table-cell office:value-type="float" office:value="1.602496" calcext:value-type="float">
            <text:p>1.6025</text:p>
          </table:table-cell>
          <table:table-cell office:value-type="float" office:value="6.385792" calcext:value-type="float">
            <text:p>6.385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9232" calcext:value-type="float">
            <text:p>3.84923</text:p>
          </table:table-cell>
          <table:table-cell office:value-type="float" office:value="1.718224" calcext:value-type="float">
            <text:p>1.71822</text:p>
          </table:table-cell>
          <table:table-cell office:value-type="float" office:value="6.968016" calcext:value-type="float">
            <text:p>6.968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80276" calcext:value-type="float">
            <text:p>3.80276</text:p>
          </table:table-cell>
          <table:table-cell office:value-type="float" office:value="1.814832" calcext:value-type="float">
            <text:p>1.81483</text:p>
          </table:table-cell>
          <table:table-cell office:value-type="float" office:value="7.332944" calcext:value-type="float">
            <text:p>7.332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6649066666667" calcext:value-type="float">
            <text:p>3.76649</text:p>
          </table:table-cell>
          <table:table-cell office:value-type="float" office:value="1.83132" calcext:value-type="float">
            <text:p>1.83132</text:p>
          </table:table-cell>
          <table:table-cell office:value-type="float" office:value="7.312256" calcext:value-type="float">
            <text:p>7.312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2401333333333" calcext:value-type="float">
            <text:p>3.72401</text:p>
          </table:table-cell>
          <table:table-cell office:value-type="float" office:value="1.922228" calcext:value-type="float">
            <text:p>1.92223</text:p>
          </table:table-cell>
          <table:table-cell office:value-type="float" office:value="7.68912" calcext:value-type="float">
            <text:p>7.689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0762133333333" calcext:value-type="float">
            <text:p>3.70762</text:p>
          </table:table-cell>
          <table:table-cell office:value-type="float" office:value="1.93032" calcext:value-type="float">
            <text:p>1.93032</text:p>
          </table:table-cell>
          <table:table-cell office:value-type="float" office:value="7.721072" calcext:value-type="float">
            <text:p>7.721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3.79690133333333" calcext:value-type="float">
            <text:p>3.7969</text:p>
          </table:table-cell>
          <table:table-cell table:formula="of:=AVERAGE([.BT46:.BT50])" office:value-type="float" office:value="1.800688" calcext:value-type="float">
            <text:p>1.80069</text:p>
          </table:table-cell>
          <table:table-cell table:formula="of:=AVERAGE([.BU46:.BU50])" office:value-type="float" office:value="7.1747872" calcext:value-type="float">
            <text:p>7.17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55504" calcext:value-type="float">
            <text:p>3.7555</text:p>
          </table:table-cell>
          <table:table-cell office:value-type="float" office:value="1.847772" calcext:value-type="float">
            <text:p>1.84777</text:p>
          </table:table-cell>
          <table:table-cell office:value-type="float" office:value="7.317472" calcext:value-type="float">
            <text:p>7.317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01032" calcext:value-type="float">
            <text:p>3.80103</text:p>
          </table:table-cell>
          <table:table-cell office:value-type="float" office:value="1.817396" calcext:value-type="float">
            <text:p>1.8174</text:p>
          </table:table-cell>
          <table:table-cell office:value-type="float" office:value="7.282608" calcext:value-type="float">
            <text:p>7.282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3444266666667" calcext:value-type="float">
            <text:p>3.83444</text:p>
          </table:table-cell>
          <table:table-cell office:value-type="float" office:value="1.756264" calcext:value-type="float">
            <text:p>1.75626</text:p>
          </table:table-cell>
          <table:table-cell office:value-type="float" office:value="6.929936" calcext:value-type="float">
            <text:p>6.929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8590666666667" calcext:value-type="float">
            <text:p>3.88591</text:p>
          </table:table-cell>
          <table:table-cell office:value-type="float" office:value="1.651688" calcext:value-type="float">
            <text:p>1.65169</text:p>
          </table:table-cell>
          <table:table-cell office:value-type="float" office:value="6.622848" calcext:value-type="float">
            <text:p>6.622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95469333333333" calcext:value-type="float">
            <text:p>3.95469</text:p>
          </table:table-cell>
          <table:table-cell office:value-type="float" office:value="1.651184" calcext:value-type="float">
            <text:p>1.65118</text:p>
          </table:table-cell>
          <table:table-cell office:value-type="float" office:value="6.628928" calcext:value-type="float">
            <text:p>6.628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95705333333333" calcext:value-type="float">
            <text:p>3.95705</text:p>
          </table:table-cell>
          <table:table-cell office:value-type="float" office:value="1.592592" calcext:value-type="float">
            <text:p>1.59259</text:p>
          </table:table-cell>
          <table:table-cell office:value-type="float" office:value="6.27704" calcext:value-type="float">
            <text:p>6.277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0104533333333" calcext:value-type="float">
            <text:p>4.00105</text:p>
          </table:table-cell>
          <table:table-cell office:value-type="float" office:value="1.49778" calcext:value-type="float">
            <text:p>1.49778</text:p>
          </table:table-cell>
          <table:table-cell office:value-type="float" office:value="6.004688" calcext:value-type="float">
            <text:p>6.00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63656" calcext:value-type="float">
            <text:p>4.06366</text:p>
          </table:table-cell>
          <table:table-cell office:value-type="float" office:value="1.412604" calcext:value-type="float">
            <text:p>1.4126</text:p>
          </table:table-cell>
          <table:table-cell office:value-type="float" office:value="5.562" calcext:value-type="float">
            <text:p>5.5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819466666667" calcext:value-type="float">
            <text:p>4.05819</text:p>
          </table:table-cell>
          <table:table-cell office:value-type="float" office:value="1.40624" calcext:value-type="float">
            <text:p>1.40624</text:p>
          </table:table-cell>
          <table:table-cell office:value-type="float" office:value="5.661664" calcext:value-type="float">
            <text:p>5.661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081066666667" calcext:value-type="float">
            <text:p>4.09081</text:p>
          </table:table-cell>
          <table:table-cell office:value-type="float" office:value="1.3808" calcext:value-type="float">
            <text:p>1.3808</text:p>
          </table:table-cell>
          <table:table-cell office:value-type="float" office:value="5.397712" calcext:value-type="float">
            <text:p>5.397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081866666667" calcext:value-type="float">
            <text:p>4.16082</text:p>
          </table:table-cell>
          <table:table-cell office:value-type="float" office:value="1.246544" calcext:value-type="float">
            <text:p>1.24654</text:p>
          </table:table-cell>
          <table:table-cell office:value-type="float" office:value="4.980016" calcext:value-type="float">
            <text:p>4.98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32856" calcext:value-type="float">
            <text:p>4.33286</text:p>
          </table:table-cell>
          <table:table-cell office:value-type="float" office:value="0.971144" calcext:value-type="float">
            <text:p>0.97114</text:p>
          </table:table-cell>
          <table:table-cell office:value-type="float" office:value="3.94008" calcext:value-type="float">
            <text:p>3.940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5604" calcext:value-type="float">
            <text:p>4.35604</text:p>
          </table:table-cell>
          <table:table-cell office:value-type="float" office:value="0.949396" calcext:value-type="float">
            <text:p>0.9494</text:p>
          </table:table-cell>
          <table:table-cell office:value-type="float" office:value="3.7696" calcext:value-type="float">
            <text:p>3.7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6039733333333" calcext:value-type="float">
            <text:p>4.4604</text:p>
          </table:table-cell>
          <table:table-cell office:value-type="float" office:value="0.799004" calcext:value-type="float">
            <text:p>0.799</text:p>
          </table:table-cell>
          <table:table-cell office:value-type="float" office:value="3.176" calcext:value-type="float">
            <text:p>3.1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57"/>
        </table:table-row>
      </table:table>
      <table:named-expressions/>
      <table:database-ranges>
        <table:database-range table:name="__Anonymous_Sheet_DB__0" table:target-range-address="Sheet1.A1:Sheet1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1:21:39.411006489</dc:date>
    <meta:document-statistic meta:table-count="1" meta:cell-count="4522" meta:object-count="0"/>
    <meta:generator>LibreOffice/4.2.8.2$Linux_X86_64 LibreOffice_project/420m0$Build-2</meta:generator>
  </office:meta>
</office:document-meta>
</file>